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stem-ui" svg:font-family="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ystem-ui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/>
    </style:style>
    <style:style style:name="T1" style:family="text">
      <style:text-properties fo:font-variant="normal" fo:text-transform="none" fo:color="#ffffff" loext:opacity="100%" style:font-name="system-ui" fo:font-size="18.75pt" fo:letter-spacing="normal" fo:font-style="normal" fo:font-weight="bold"/>
    </style:style>
    <style:style style:name="T2" style:family="text">
      <style:text-properties fo:font-variant="normal" fo:text-transform="none" style:font-name="system-ui" fo:font-size="18.75pt" fo:letter-spacing="normal" fo:font-style="normal" fo:font-weight="bold"/>
    </style:style>
    <style:style style:name="T3" style:family="text">
      <style:text-properties fo:font-variant="normal" fo:text-transform="none" style:font-name="system-ui" fo:font-size="18.75pt" fo:letter-spacing="normal" fo:font-style="normal" fo:font-weight="bold" fo:background-color="#ffff00" loext:char-shading-value="0"/>
    </style:style>
    <style:style style:name="T4" style:family="text">
      <style:text-properties fo:font-variant="normal" fo:text-transform="none" style:font-name="system-ui" fo:font-size="18.75pt" fo:letter-spacing="normal" fo:font-style="normal" fo:font-weight="bold" fo:background-color="#ffff00" loext:char-shading-value="0"/>
    </style:style>
    <style:style style:name="T5" style:family="text">
      <style:text-properties fo:font-variant="normal" fo:text-transform="none" style:font-name="system-ui" fo:font-size="18.75pt" fo:letter-spacing="normal" fo:font-style="normal" fo:font-weight="bold" fo:background-color="#ff0000" loext:char-shading-value="0"/>
    </style:style>
    <style:style style:name="T6" style:family="text">
      <style:text-properties fo:font-variant="normal" fo:text-transform="none" fo:color="#000000" loext:opacity="100%" style:font-name="system-ui" fo:font-size="16.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system-ui" fo:font-size="16.5pt" fo:letter-spacing="normal" fo:font-style="normal" fo:font-weight="normal" fo:background-color="#ffff00" loext:char-shading-value="0"/>
    </style:style>
    <style:style style:name="T8" style:family="text">
      <style:text-properties fo:font-variant="normal" fo:text-transform="none" fo:color="#000000" loext:opacity="100%" style:font-name="system-ui" fo:font-size="16.5pt" fo:letter-spacing="normal" fo:font-style="normal" fo:font-weight="normal" fo:background-color="#ffff00" loext:char-shading-value="0"/>
    </style:style>
    <style:style style:name="T9" style:family="text">
      <style:text-properties fo:font-size="18.75pt" fo:font-weight="bold"/>
    </style:style>
    <style:style style:name="T10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9">Presentation page</text:span></text:h>
      <text:p text:style-name="P3"><text:span text:style-name="T2"/></text:p>
      <text:p text:style-name="P3"><text:span text:style-name="T2">Hello, my name is Maxime, </text:span><text:span text:style-name="T4">I'm 23</text:span><text:span text:style-name="T2">, and I've been a trainee at L'ADRAR since May. I'm working on a Meteorology website. For more information click More Information. To see my CV click here.</text:span> </text:p>
      <text:p text:style-name="P3"/>
      <text:p text:style-name="P3"><text:span text:style-name="T2">I chose this subject because I'm passionate about Meteorology and the </text:span><text:span text:style-name="T4">phenomena associated</text:span><text:span text:style-name="T2"> with it. I don't claim to be a Meteorologist and if I had the necessary skills, I would have </text:span><text:span text:style-name="T4">loved</text:span><text:span text:style-name="T2"> to work at Météo-France as a </text:span><text:span text:style-name="T4">forecaster.</text:span><text:span text:style-name="T2"> But I do have some basic </text:span><text:span text:style-name="T5">k</text:span><text:span text:style-name="T4">nowledge</text:span><text:span text:style-name="T2"> of meteorology. In this site, I talk about Meteorology, Clouds and their classifications, Thunderstorms, Wind, Fronts in meteorology and Extreme Phenomena such as Hurricanes, Tornadoes, etc... The </text:span><text:span text:style-name="T4">site</text:span><text:span text:style-name="T2"> has at least one feature, which is to be able to find out the current weather in a town on a page </text:span><text:span text:style-name="T4">dedicated</text:span><text:span text:style-name="T2"> to that town. The languages used for this </text:span><text:span text:style-name="T4">site</text:span><text:span text:style-name="T2"> are HTML5, CSS3 and JavaScript. The </text:span><text:span text:style-name="T4">site</text:span><text:span text:style-name="T2"> will feature images to illustrate the text and make it easier to understand, as well as videos.</text:span> </text:p>
      <text:p text:style-name="P3"/>
      <text:p text:style-name="P3"/>
      <text:p text:style-name="P2"><text:span text:style-name="T10">-<text:tab/></text:span><text:span text:style-name="T8">Here</text:span><text:span text:style-name="T6"> you will </text:span><text:span text:style-name="T8">learn</text:span><text:span text:style-name="T6"> the basics of General Meteorology, as well as the basics of atmospheric pressure, etc.</text:span></text:p>
      <text:p text:style-name="P2"/>
      <text:p text:style-name="P2">-<text:tab/><text:span text:style-name="T8">Here</text:span><text:span text:style-name="T6"> you can </text:span><text:span text:style-name="T8">learn</text:span><text:span text:style-name="T6"> the basics about thunderstorms, how they form and the damage they cause.</text:span></text:p>
      <text:p text:style-name="P2"/>
      <text:p text:style-name="P2"/>
      <text:p text:style-name="P2"/>
      <text:p text:style-name="P2"><text:soft-page-break/>-<text:tab/><text:span text:style-name="T8">Here</text:span><text:span text:style-name="T6"> you will </text:span><text:span text:style-name="T8">learn</text:span><text:span text:style-name="T6"> about the basics of clouds, their classifications and the </text:span><text:span text:style-name="T8">associated</text:span><text:span text:style-name="T6"> weather.</text:span></text:p>
      <text:p text:style-name="P2"/>
      <text:p text:style-name="P2">-<text:tab/><text:span text:style-name="T8">Here</text:span><text:span text:style-name="T6"> you will </text:span><text:span text:style-name="T8">learn</text:span><text:span text:style-name="T6"> about the basics of meteorological fronts and the phenomena they are associated with.</text:span></text:p>
      <text:p text:style-name="P2"/>
      <text:p text:style-name="P2"/>
      <text:p text:style-name="P2">-<text:tab/><text:span text:style-name="T8">Here</text:span><text:span text:style-name="T6"> you can </text:span><text:span text:style-name="T8">learn</text:span><text:span text:style-name="T6"> about wind in weather forecasting, how it forms and the damage it can cause.</text:span></text:p>
      <text:p text:style-name="P2"/>
      <text:p text:style-name="P2"/>
      <text:p text:style-name="P2">-<text:tab/><text:span text:style-name="T8">Here</text:span><text:span text:style-name="T6"> you can find out more about Extreme Phenomena, their causes and the damage they cause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stem-ui" svg:font-family="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0:07:05.533000000</meta:creation-date>
    <dc:date>2023-10-26T11:16:02.645000000</dc:date>
    <meta:editing-duration>PT1H8M56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9" meta:word-count="273" meta:character-count="1563" meta:non-whitespace-character-count="1296"/>
  </office:meta>
</office:document-meta>
</file>